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68f4" officeooo:paragraph-rsid="000c68f4"/>
    </style:style>
    <style:style style:name="P2" style:family="paragraph" style:parent-style-name="Standard">
      <style:text-properties fo:font-variant="normal" fo:text-transform="none" fo:color="#212121" style:font-name="monospace" fo:font-size="10.5pt" fo:letter-spacing="normal" fo:font-style="normal" fo:font-weight="normal" officeooo:rsid="000c68f4" officeooo:paragraph-rsid="000c68f4"/>
    </style:style>
    <style:style style:name="P3" style:family="paragraph" style:parent-style-name="Standard">
      <style:text-properties fo:font-weight="bold" officeooo:rsid="000c68f4" officeooo:paragraph-rsid="000c68f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mber of positive samples:</text:p>
      <text:p text:style-name="P1"/>
      <text:p text:style-name="P2">Number of train samples: 14545 Number of test samples: 888 Number of validation samples: 16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1:57:03.923081393</meta:creation-date>
    <dc:date>2020-02-28T11:57:24.131436376</dc:date>
    <meta:editing-duration>PT21S</meta:editing-duration>
    <meta:editing-cycles>1</meta:editing-cycles>
    <meta:document-statistic meta:table-count="0" meta:image-count="0" meta:object-count="0" meta:page-count="1" meta:paragraph-count="2" meta:word-count="19" meta:character-count="120" meta:non-whitespace-character-count="103"/>
    <meta:generator>LibreOffice/6.0.7.3$Linux_X86_64 LibreOffice_project/00m0$Build-3</meta:generator>
  </office:meta>
</office:document-meta>
</file>